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37cm"/>
    </style:style>
    <style:style style:name="co2" style:family="table-column">
      <style:table-column-properties fo:break-before="auto" style:column-width="5.239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5.465cm"/>
    </style:style>
    <style:style style:name="co5" style:family="table-column">
      <style:table-column-properties fo:break-before="auto" style:column-width="15.988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02cm solid #000000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Delovni 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1</text:p>
          </table:table-cell>
          <table:table-cell table:style-name="ce2" office:value-type="string">
            <text:p>Socket_Strip_Straight_2x0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RM_SWD_SMALL</text:p>
          </table:table-cell>
          <table:table-cell/>
          <table:table-cell table:style-name="ce3" table:number-columns-repeated="1019"/>
        </table:table-row>
        <table:table-row table:style-name="ro2">
          <table:table-cell table:style-name="ce2" office:value-type="string">
            <text:p>U5</text:p>
          </table:table-cell>
          <table:table-cell table:style-name="ce2" office:value-type="string">
            <text:p>8-Pin LG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ME28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4,U1</text:p>
          </table:table-cell>
          <table:table-cell table:style-name="ce2" office:value-type="string">
            <text:p>JST B3B-PH-SM4-TB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iRov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3</text:p>
          </table:table-cell>
          <table:table-cell table:style-name="ce2" office:value-type="string">
            <text:p>nRF52832-SMD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RF5283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2</text:p>
          </table:table-cell>
          <table:table-cell table:style-name="ce2" office:value-type="string">
            <text:p>5-Pin SOT2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PS7913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10,R9,R1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10K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8,R7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100K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6,R5,R2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100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4,R3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1K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Q2,Q1</text:p>
          </table:table-cell>
          <table:table-cell table:style-name="ce2" office:value-type="string">
            <text:p>3-Pin SOT23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BC847C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1</text:p>
          </table:table-cell>
          <table:table-cell table:style-name="ce2" office:value-type="string">
            <text:p>DCP-USBCB-SC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USB_OTG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P4,JP3,JP2,JP1</text:p>
          </table:table-cell>
          <table:table-cell table:style-name="ce2" office:value-type="string">
            <text:p>Socket_Strip_Straight_1x0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JUMP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5,D4,D1</text:p>
          </table:table-cell>
          <table:table-cell table:style-name="ce2" office:value-type="string">
            <text:p>LED_0603_HandSoldering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ED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3,D2</text:p>
          </table:table-cell>
          <table:table-cell table:style-name="ce2" office:value-type="string">
            <text:p>SOD-323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1N414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12,C11,C10,C9,C7,C5,C4,C2,C1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100n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6</text:p>
          </table:table-cell>
          <table:table-cell table:style-name="ce2" office:value-type="string">
            <text:p>0603_HandSoldering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10nF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3,C8</text:p>
          </table:table-cell>
          <table:table-cell table:style-name="ce2" office:value-type="string">
            <text:p>0805_HandSolder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10uF</text:p>
          </table:table-cell>
          <table:table-cell table:number-columns-repeated="1020"/>
        </table:table-row>
        <table:table-row table:style-name="ro1" table:number-rows-repeated="6551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l" fo:country="S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SimSun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0__25__20__2013__20_Poudarek1" style:display-name="Excel_BuiltIn_20 % – Poudarek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2" style:display-name="Excel_BuiltIn_20 % – Poudarek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3" style:display-name="Excel_BuiltIn_20 % – Poudarek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4" style:display-name="Excel_BuiltIn_20 % – Poudarek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5" style:display-name="Excel_BuiltIn_20 % – Poudarek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6" style:display-name="Excel_BuiltIn_20 % – Poudarek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1" style:display-name="Excel_BuiltIn_40 % – Poudarek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2" style:display-name="Excel_BuiltIn_40 % – Poudarek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3" style:display-name="Excel_BuiltIn_40 % – Poudarek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4" style:display-name="Excel_BuiltIn_40 % – Poudarek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5" style:display-name="Excel_BuiltIn_40 % – Poudarek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6" style:display-name="Excel_BuiltIn_40 % – Poudarek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1" style:display-name="Excel_BuiltIn_60 % – Poudarek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2" style:display-name="Excel_BuiltIn_60 % – Poudarek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3" style:display-name="Excel_BuiltIn_60 % – Poudarek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4" style:display-name="Excel_BuiltIn_60 % – Poudarek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5" style:display-name="Excel_BuiltIn_60 % – Poudarek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6" style:display-name="Excel_BuiltIn_60 % – Poudarek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Dobro" style:display-name="Excel_BuiltIn_Dobro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zhod" style:display-name="Excel_BuiltIn_Izhod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aslov" style:display-name="Excel_BuiltIn_Naslov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Naslov_20_1" style:display-name="Excel_BuiltIn_Naslov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Naslov_20_2" style:display-name="Excel_BuiltIn_Naslov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Naslov_20_3" style:display-name="Excel_BuiltIn_Naslov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aslov_20_4" style:display-name="Excel_BuiltIn_Naslov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evtralno" style:display-name="Excel_BuiltIn_Nevtralno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Opomba" style:display-name="Excel_BuiltIn_Opomba" style:family="table-cell" style:parent-style-name="Default">
      <style:table-cell-properties fo:background-color="#ffffcc" style:diagonal-bl-tr="none" style:diagonal-tl-br="none" fo:border="0.035cm solid #c0c0c0"/>
    </style:style>
    <style:style style:name="Excel_5f_BuiltIn_5f_Opozorilo" style:display-name="Excel_BuiltIn_Opozorilo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jasnjevalno_20_besedilo" style:display-name="Excel_BuiltIn_Pojasnjevalno besedil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Poudarek1" style:display-name="Excel_BuiltIn_Poudarek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2" style:display-name="Excel_BuiltIn_Poudarek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3" style:display-name="Excel_BuiltIn_Poudarek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4" style:display-name="Excel_BuiltIn_Poudarek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5" style:display-name="Excel_BuiltIn_Poudarek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6" style:display-name="Excel_BuiltIn_Poudarek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vezana_20_celica" style:display-name="Excel_BuiltIn_Povezana celic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reveri_20_celico" style:display-name="Excel_BuiltIn_Preveri celico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Računanje" style:display-name="Excel_BuiltIn_Računanje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Slabo" style:display-name="Excel_BuiltIn_Slab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Vnos" style:display-name="Excel_BuiltIn_Vnos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Vsota" style:display-name="Excel_BuiltIn_Vsota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14.02.2017</text:date>, <text:time>13:13:20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  <style:master-page style:name="PageStyle_5f_air-module" style:display-name="PageStyle_air-modu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-module_20_1" style:display-name="PageStyle_air-modu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-module_20_2" style:display-name="PageStyle_air-modul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-module_20_3" style:display-name="PageStyle_air-module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7-02-14T13:13:20.45</dc:date>
    <meta:generator>OpenOffice.org/3.2$Win32 OpenOffice.org_project/320m18$Build-9502</meta:generator>
    <meta:editing-duration>PT00H34M48S</meta:editing-duration>
    <meta:editing-cycles>43</meta:editing-cycles>
    <meta:document-statistic meta:table-count="1" meta:cell-count="72" meta:object-count="0"/>
  </office:meta>
</office:document-meta>
</file>